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10111B5AC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42cm" svg:height="5.075cm" svg:x="1.472cm" svg:y="0.101cm">
          <draw:image xlink:href="Pictures/10000000000001100000010111B5AC4B.jpg" xlink:type="simple" xlink:show="embed" xlink:actuate="onLoad">
            <text:p/>
          </draw:image>
        </draw:frame>
        <draw:custom-shape draw:style-name="gr2" draw:text-style-name="P1" draw:layer="layout" svg:width="4.593cm" svg:height="6.257cm" svg:x="0.532cm" svg:y="2.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693cm" svg:height="4.693cm" svg:x="2.879cm" svg:y="1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Fabrizio Pastore</meta:initial-creator>
    <meta:creation-date>2007-08-22T21:51:54</meta:creation-date>
    <dc:creator>Fabrizio Pastore</dc:creator>
    <dc:date>2007-08-22T22:10:58</dc:date>
    <dc:language>en-GB</dc:language>
    <meta:editing-cycles>2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